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6000000BC771B723D1B2EB0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17cm" svg:height="2.2cm" svg:x="8.8cm" svg:y="13cm">
          <draw:image xlink:href="Pictures/10000000000000C6000000BC771B723D1B2EB0B8.png" xlink:type="simple" xlink:show="embed" xlink:actuate="onLoad">
            <text:p/>
          </draw:image>
        </draw:frame>
        <draw:frame draw:style-name="gr2" draw:text-style-name="P2" draw:layer="layout" svg:width="8cm" svg:height="1.56cm" svg:x="11.3cm" svg:y="13.5cm">
          <draw:text-box>
            <text:p>Deconn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2-25T11:39:33.734633716</dc:date>
    <meta:editing-duration>PT3M30S</meta:editing-duration>
    <meta:editing-cycles>1</meta:editing-cycles>
    <meta:generator>LibreOffice/5.1.6.2$Linux_X86_64 LibreOffice_project/10m0$Build-2</meta:generator>
    <meta:document-statistic meta:object-count="2"/>
  </office:meta>
</office:document-meta>
</file>